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cm" fo:margin-bottom="0cm" fo:text-align="start"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list-style-name="L2">
      <style:paragraph-properties fo:margin-top="0cm" fo:margin-bottom="0cm"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Times New Roman"/>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Times New Roman" fo:font-weight="normal" style:font-weight-asian="normal" style:font-weight-complex="normal"/>
    </style:style>
    <style:style style:name="P13" style:family="paragraph" style:parent-style-name="Preformatted_20_Text">
      <style:paragraph-properties fo:margin-left="1.251cm" fo:margin-right="0cm" fo:text-indent="0cm" style:auto-text-indent="false"/>
    </style:style>
    <style:style style:name="P14" style:family="paragraph" style:parent-style-name="Preformatted_20_Text">
      <style:paragraph-properties fo:margin-left="0cm" fo:margin-right="0cm" fo:text-indent="0cm" style:auto-text-indent="false"/>
    </style:style>
    <style:style style:name="P15" style:family="paragraph" style:parent-style-name="Preformatted_20_Text">
      <style:paragraph-properties fo:margin-top="0cm" fo:margin-bottom="0.499cm"/>
    </style:style>
    <style:style style:name="P16" style:family="paragraph" style:parent-style-name="Text_20_body">
      <style:paragraph-properties fo:margin-left="1.251cm" fo:margin-right="0cm" fo:text-indent="0cm" style:auto-text-indent="false"/>
      <style:text-properties style:font-name="Arial" fo:font-size="11pt" style:font-size-asian="11pt" style:font-size-complex="11pt"/>
    </style:style>
    <style:style style:name="P17" style:family="paragraph" style:parent-style-name="Text_20_body" style:list-style-name="L6"/>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parent-style-name="Teletype">
      <style:text-properties style:font-name="Times New Roman"/>
    </style:style>
    <style:style style:name="T4" style:family="text" style:parent-style-name="Teletype">
      <style:text-properties style:font-name="Times New Roman" fo:font-weight="normal" style:font-weight-asian="normal" style:font-weight-complex="normal"/>
    </style:style>
    <style:style style:name="T5" style:family="text">
      <style:text-properties style:font-name="Times New Roman" fo:font-weight="normal" style:font-weight-asian="normal" style:font-weight-complex="normal"/>
    </style:style>
    <style:style style:name="T6" style:family="text" style:parent-style-name="Strong_20_Emphasis">
      <style:text-properties style:font-name="Times New Roman" fo:font-weight="normal" style:font-weight-asian="normal" style:font-weight-complex="normal"/>
    </style:style>
    <style:style style:name="T7" style:family="text">
      <style:text-properties style:font-name="Arial" fo:font-size="11pt" style:font-size-asian="11pt" style:font-size-complex="11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tracked-changes>
        <text:changed-region text:id="ct58884560">
          <text:insertion>
            <office:change-info>
              <dc:creator>Sconosciuto</dc:creator>
              <dc:date>2006-07-04T18:00:00</dc:date>
            </office:change-info>
          </text:insertion>
        </text:changed-region>
        <text:changed-region text:id="ct58884800">
          <text:deletion>
            <office:change-info>
              <dc:creator>Sconosciuto</dc:creator>
              <dc:date>2006-07-04T18:00:00</dc:date>
            </office:change-info>
            <text:h text:style-name="Heading_20_2" text:outline-level="2">These are the main characteristics of </text:h>
          </text:deletion>
        </text:changed-region>
        <text:changed-region text:id="ct58893944">
          <text:insertion>
            <office:change-info>
              <dc:creator>Sconosciuto</dc:creator>
              <dc:date>2006-07-04T18:01:00</dc:date>
            </office:change-info>
          </text:insertion>
        </text:changed-region>
        <text:changed-region text:id="ct58894944">
          <text:deletion>
            <office:change-info>
              <dc:creator>Sconosciuto</dc:creator>
              <dc:date>2006-07-04T18:01:00</dc:date>
            </office:change-info>
            <text:p text:style-name="P1">r</text:p>
          </text:deletion>
        </text:changed-region>
        <text:changed-region text:id="ct58895352">
          <text:insertion>
            <office:change-info>
              <dc:creator>Sconosciuto</dc:creator>
              <dc:date>2006-07-04T18:01:00</dc:date>
            </office:change-info>
          </text:insertion>
        </text:changed-region>
        <text:changed-region text:id="ct58895496">
          <text:deletion>
            <office:change-info>
              <dc:creator>Sconosciuto</dc:creator>
              <dc:date>2006-07-04T18:01:00</dc:date>
            </office:change-info>
            <text:p text:style-name="P1">and</text:p>
          </text:deletion>
        </text:changed-region>
        <text:changed-region text:id="ct58891048">
          <text:insertion>
            <office:change-info>
              <dc:creator>Sconosciuto</dc:creator>
              <dc:date>2006-07-04T18:01:00</dc:date>
            </office:change-info>
          </text:insertion>
        </text:changed-region>
        <text:changed-region text:id="ct58892840">
          <text:deletion>
            <office:change-info>
              <dc:creator>Sconosciuto</dc:creator>
              <dc:date>2006-07-04T18:01:00</dc:date>
            </office:change-info>
            <text:p text:style-name="P1"><text:s/>data type</text:p>
          </text:deletion>
        </text:changed-region>
        <text:changed-region text:id="ct58900328">
          <text:deletion>
            <office:change-info>
              <dc:creator>Sconosciuto</dc:creator>
              <dc:date>2006-07-04T18:02:00</dc:date>
            </office:change-info>
            <text:p text:style-name="P1">e</text:p>
          </text:deletion>
        </text:changed-region>
        <text:changed-region text:id="ct58900504">
          <text:deletion>
            <office:change-info>
              <dc:creator>Sconosciuto</dc:creator>
              <dc:date>2006-07-04T18:01:00</dc:date>
            </office:change-info>
            <text:p text:style-name="P2">s</text:p>
          </text:deletion>
        </text:changed-region>
        <text:changed-region text:id="ct58900184">
          <text:insertion>
            <office:change-info>
              <dc:creator>Sconosciuto</dc:creator>
              <dc:date>2006-07-04T18:02:00</dc:date>
            </office:change-info>
          </text:insertion>
        </text:changed-region>
        <text:changed-region text:id="ct58898632">
          <text:insertion>
            <office:change-info>
              <dc:creator>Sconosciuto</dc:creator>
              <dc:date>2006-07-04T18:02:00</dc:date>
            </office:change-info>
          </text:insertion>
        </text:changed-region>
        <text:changed-region text:id="ct58900608">
          <text:insertion>
            <office:change-info>
              <dc:creator>Sconosciuto</dc:creator>
              <dc:date>2006-07-04T18:03:00</dc:date>
            </office:change-info>
          </text:insertion>
        </text:changed-region>
        <text:changed-region text:id="ct58917576">
          <text:insertion>
            <office:change-info>
              <dc:creator>Sconosciuto</dc:creator>
              <dc:date>2006-07-04T18:03:00</dc:date>
            </office:change-info>
          </text:insertion>
        </text:changed-region>
        <text:changed-region text:id="ct58916528">
          <text:insertion>
            <office:change-info>
              <dc:creator>Sconosciuto</dc:creator>
              <dc:date>2006-07-04T18:03:00</dc:date>
            </office:change-info>
          </text:insertion>
        </text:changed-region>
        <text:changed-region text:id="ct58902208">
          <text:deletion>
            <office:change-info>
              <dc:creator>Sconosciuto</dc:creator>
              <dc:date>2006-07-04T18:03:00</dc:date>
            </office:change-info>
            <text:p text:style-name="Standard">,</text:p>
          </text:deletion>
        </text:changed-region>
        <text:changed-region text:id="ct58972776">
          <text:insertion>
            <office:change-info>
              <dc:creator>Sconosciuto</dc:creator>
              <dc:date>2006-07-04T18:07:00</dc:date>
            </office:change-info>
          </text:insertion>
        </text:changed-region>
        <text:changed-region text:id="ct58962280">
          <text:insertion>
            <office:change-info>
              <dc:creator>Sconosciuto</dc:creator>
              <dc:date>2006-07-04T18:07:00</dc:date>
            </office:change-info>
          </text:insertion>
        </text:changed-region>
        <text:changed-region text:id="ct58974688">
          <text:insertion>
            <office:change-info>
              <dc:creator>Sconosciuto</dc:creator>
              <dc:date>2006-07-04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3" text:outline-level="1"><text:span text:style-name="Teletype">Introduzione a DB-All.e</text:span> <text:s/><text:span text:style-name="T1">(</text:span><text:span text:style-name="T2">versione 2.2 4/7/2006</text:span><text:span text:style-name="T1">)</text:span></text:h>
      <text:p text:style-name="P2">DB-All.e è un database ad accesso veloce dove dati puntuali meteorologici <text:s/>osservati e previsti possono essere archiviati, cercati, recuperati e aggiornati.</text:p>
      <text:h text:style-name="Heading_20_2" text:outline-level="2"><text:change-start text:change-id="ct58884560"/>Caratteristiche principali di <text:change-end text:change-id="ct58884560"/><text:change text:change-id="ct58884800"/><text:span text:style-name="Teletype">DB-ALL.e</text:span>: </text:h>
      <text:list text:style-name="L2">
        <text:list-item>
          <text:p text:style-name="P4">Sono fornite A.P.I. Fortran, C e Python </text:p>
        </text:list-item>
        <text:list-item>
          <text:p text:style-name="P4">Per semplificare la fase di calcolo, i dati sono memorizzati come quantità fisiche, cioè come misure di una variabile in uno specifico punto dello spazio e tempo, invece che come una sequenza di report. </text:p>
        </text:list-item>
        <text:list-item>
          <text:p text:style-name="P4">La rappresentazione interna è simile allo standard WMO BUFR e CREX (table code driven) e utilità di importazione ed esportazione sono incluse (generic and ECMWF template). </text:p>
        </text:list-item>
        <text:list-item>
          <text:p text:style-name="P4">La rappresentazione è in 7 dimensioni: rete, x,y,z, datetime, timerange, variabile, dove x,y sono le coordinate geografiche, z la coordinata verticale in forma tabellare, datetime il tempo <text:change-start text:change-id="ct58893944"/>d<text:change-end text:change-id="ct58893944"/><text:change text:change-id="ct58894944"/>i riferimento, timerange osservazioni e previsioni specificate in forma tabellare, variable la definizione univoca del parametro in forma tabellare. Ogni dato può avere attributi con molte altre informazioni collegate, come ad esempio informazioni sul controllo di qualità. </text:p>
        </text:list-item>
        <text:list-item>
          <text:p text:style-name="P4">Un numero illimitato di informazioni sulla stazione.; <text:change-start text:change-id="ct58895352"/>tipi di dati <text:change-end text:change-id="ct58895352"/>real, integer <text:change text:change-id="ct58895496"/><text:change-start text:change-id="ct58891048"/>e<text:change-end text:change-id="ct58891048"/> character<text:change text:change-id="ct58892840"/> sono supportati con compressione e precisione ottimizzate.</text:p>
        </text:list-item>
        <text:list-item>
          <text:p text:style-name="P4">Veloce sia in scrittura che in lettura. </text:p>
        </text:list-item>
        <text:list-item>
          <text:p text:style-name="P4">E' basato su principi fisici, ossia i dati contenuti sono definiti in termini di dati fisici omogenei e consistenti. Per esempio non è possibile la coesistenza di due valori incompatibili nello stesso punto dello spazio e del tempo. </text:p>
        </text:list-item>
        <text:list-item>
          <text:p text:style-name="P4">Possono essere gestite stazioni fisse e in movimento quali aerei e navi. </text:p>
        </text:list-item>
        <text:list-item>
          <text:p text:style-name="P4">Possono essere gestiti sia osservazioni che dati previsti. </text:p>
        </text:list-item>
        <text:list-item>
          <text:p text:style-name="P4">Possono essere gestiti report in varie dimensioni come radiosondaggi e dati da aer<text:change text:change-id="ct58900328"/>oplano.</text:p>
        </text:list-item>
        <text:list-item>
          <text:p text:style-name="P5">Le informazioni sul report sono conservate. Si può lavorare sulla base di parametri fisici o sul tipo di report.</text:p>
        </text:list-item>
      </text:list>
      <text:p text:style-name="P2">In questo modo<text:change text:change-id="ct58900504"/> questa è realmente una alternativa a Netcdf per dati puntuali.</text:p>
      <text:h text:style-name="Heading_20_2" text:outline-level="2">Introduzione alle API</text:h>
      <text:p text:style-name="Standard"/>
      <text:p text:style-name="Standard">dato: un dato puo' essere espresso nella forma floating<text:change-start text:change-id="ct58900184"/> point<text:change-end text:change-id="ct58900184"/>, integer o character tenendo conto che alcune conversioni non sono possibili; un dato viene univocamente descritto da una tabella simile in tutto alle tabelle B del formato WMO CREX<text:change-start text:change-id="ct58898632"/>.<text:change-end text:change-id="ct58898632"/></text:p>
      <text:p text:style-name="Standard"/>
      <text:p text:style-name="Standard">attributo: un attributo è un dato che si riferisce a un dato; quindi un dato può avere molteplici attributi; un valore di confidenza è tipicamente un attributo di un dato<text:change-start text:change-id="ct58900608"/>.<text:change-end text:change-id="ct58900608"/></text:p>
      <text:p text:style-name="Standard"/>
      <text:p text:style-name="Standard">coordinate: ogni dato è univocamente definito da un sistema di coordinate; le dimensioni da definire sono 7:</text:p>
      <text:list text:style-name="L3">
        <text:list-item>
          <text:p text:style-name="P6">rete: un insieme omogeneo di stazioni per tipologia di misure e gestione</text:p>
        </text:list-item>
        <text:list-item>
          <text:p text:style-name="P6">x,y: le coordinate geografiche</text:p>
        </text:list-item>
        <text:list-item>
          <text:p text:style-name="P6">z: la coordinata verticale nei suoi molteplici aspetti; è definito univocamente tramite una tabella e due valori numerici</text:p>
        </text:list-item>
        <text:list-item>
          <text:p text:style-name="P6">datetime: la data e ora di validità del dato, sia esso osservato, previsto o stimato</text:p>
        </text:list-item>
        <text:list-item>
          <text:p text:style-name="P6">timerange: il periodo di tempo a cui si riferisce il dato nelle sue possibilità di essere cumulato, mediato etc.; <text:s/>è definito univocamente tramite una tabella e due valori numerici</text:p>
        </text:list-item>
        <text:list-item>
          <text:p text:style-name="P6">variable: definisce il parametro fisico ed è identificato da un codice numerico univoco secondo la tabella B</text:p>
        </text:list-item>
      </text:list>
      <text:p text:style-name="Standard"/>
      <text:p text:style-name="Standard">Un caso particolare di dato è un dato anagrafico; il dato anagrafico è equivalente ad un altro qualsiasi dato dove però le coordinate disponibili sono state ridotte a 4 collassando ad un valore speciale <text:change-start text:change-id="ct58917576"/>le coordinate <text:change-end text:change-id="ct58917576"/>z, datetime<text:change-start text:change-id="ct58916528"/> e<text:change-end text:change-id="ct58916528"/><text:change text:change-id="ct58902208"/> timerange; è usuale anche riferire i dati anagrafici ad una speciale rete che riporta solo i dati anagrafici eliminando cosi' di fatto anche la coordinata “rete” e limitando le dimensioni a solo x,y,variabile</text:p>
      <text:p text:style-name="Standard"/>
      <text:p text:style-name="Standard">E' cosi' possibile, nella definizione di spazio sopra descritto, avere infiniti dati di anagrafica, infiniti dati con infiniti attributi tenendo ovviamente conto dei limiti fisici dettati dalle performance dell'hardware e software disponibile.</text:p>
      <text:p text:style-name="Standard"/>
      <text:h text:style-name="Heading_20_2" text:outline-level="2">Le caratteristiche delle API Fortran</text:h>
      <text:p text:style-name="Standard">Le routine sono divise in tre categorie:</text:p>
      <text:list text:style-name="L4">
        <text:list-item>
          <text:p text:style-name="P7">impostazione dei parametri di input</text:p>
        </text:list-item>
        <text:list-item>
          <text:p text:style-name="P7">lettura dei parametri di output</text:p>
        </text:list-item>
        <text:list-item>
          <text:p text:style-name="P7">action routine</text:p>
        </text:list-item>
      </text:list>
      <text:p text:style-name="Standard">Le prime due categorie permettono di scrivere nei parametri di input e di leggere dai parametri di output mentre le ultime eseguono operazioni quali la ricerca di dati, cancellazioni etc.<text:line-break/></text:p>
      <text:p text:style-name="Standard">Le API si interfacciano con due aree permanenti di memorizzazione di parametri: </text:p>
      <text:list text:style-name="L5">
        <text:list-item>
          <text:p text:style-name="P8">input: definisce tutti i parametri in input utilizzati dalle action routine</text:p>
        </text:list-item>
        <text:list-item>
          <text:p text:style-name="P8">output: definisce tutti i parametri in output restituiti dalle action routine</text:p>
        </text:list-item>
      </text:list>
      <text:p text:style-name="Standard">L'input generalmente definisce cosa scrivere o cosa andare a cercare in una lettura; l'output definisce i risultati di una lettura o alcuni parametri utili per operazioni successive.</text:p>
      <text:p text:style-name="Standard"/>
      <text:p text:style-name="Standard">Per la scrittura dei dati è necessario definire tutte le sette coordinate che collocano il dato in questo particolare spazio multidimensionale; come già detto nel caso dei dati di anagrafica in pratica le informazioni obbligatorie si riducono a tre. Nella lettura dei dati invece ogni informazione è opzionale e per alcuni parametri è possibile specificare valori massimi e minimi (come per latitudine, longitudine e datetime); ogni parametro definito definisce uno spazio più ristretto all'interno dell'intero insieme dei dati ed alla successiva richiesta verranno restituiti solo i dati che risiedono in tale spazio.</text:p>
      <text:h text:style-name="Heading_20_1" text:outline-level="1">Input, output</text:h>
      <text:p text:style-name="Text_20_body"><text:span text:style-name="T3">E' possibile utilizzare indifferentemente variabili intere, stringhe, reali, reali a doppia precisione, tenendo conto dell'opportunità di usare un certo tipo di variabile e dell'impossibilità di certe conversioni tra tipi.</text:span></text:p>
      <text:p text:style-name="Text_20_body"><text:span text:style-name="T3">Queste routine servono per impostare i parametri di input:</text:span></text:p>
      <text:p text:style-name="P9"><text:span text:style-name="T4">idba_seti(handle, "param", intvalue)</text:span><text:span text:style-name="T5"> </text:span></text:p>
      <text:p text:style-name="P9"><text:span text:style-name="T4">idba_setc(handle, "param", charvalue)</text:span><text:span text:style-name="T5"> </text:span></text:p>
      <text:p text:style-name="P9"><text:span text:style-name="T4">idba_setr(handle, "param", realvalue)</text:span><text:span text:style-name="T5"> </text:span></text:p>
      <text:p text:style-name="P9"><text:span text:style-name="T6">idba_setd(handle, "param", doublevalue)</text:span><text:span text:style-name="T5"> </text:span></text:p>
      <text:p text:style-name="P10"/>
      <text:p text:style-name="P11"><text:span text:style-name="T5">Queste routine invece permettono la lettura dei parametri di output</text:span><text:bookmark text:name="fun-idba_enq"/><text:span text:style-name="T5">:</text:span></text:p>
      <text:p text:style-name="P9"><text:span text:style-name="T4">idba_enqi(handle, "param", intvalue)</text:span><text:span text:style-name="T5"> </text:span></text:p>
      <text:p text:style-name="P9"><text:span text:style-name="T6">idba_enqc(handle, "param", charvalue)</text:span><text:span text:style-name="T5"> </text:span></text:p>
      <text:p text:style-name="P9"><text:span text:style-name="T6">idba_enqr(handle, "param", realvalue)</text:span><text:span text:style-name="T5"> </text:span></text:p>
      <text:p text:style-name="P9"><text:span text:style-name="T6">idba_enqd(handle, "param", doublevalue)</text:span><text:span text:style-name="T5"> </text:span></text:p>
      <text:p text:style-name="P12">Queste le routine che permettono di annullare l'impostazione di parametri:</text:p>
      <text:p text:style-name="P13"><text:a xlink:type="simple" xlink:href="http://spino.metarpa/%7Eezini/dballe-last/doc-code/simple_8c.html#a32">idba_unset</text:a> (integer handle, param) </text:p>
      <text:p text:style-name="P13"><text:a xlink:type="simple" xlink:href="http://spino.metarpa/%7Eezini/dballe-last/doc-code/simple_8c.html#a33">idba_unsetall</text:a> (handle)</text:p>
      <text:p text:style-name="P14"/>
      <text:h text:style-name="Heading_20_3" text:outline-level="3">Connessioni, sessioni, handles</text:h>
      <text:p text:style-name="Standard">Prima di tutto è necessario creare una connessione a un DSN (Data Source Name) odbc che corrisponde a un database mysql; ogni connessione definisce un gruppo di dati con cui si vuole lavorare. E' poi necessario definire una sessione che rappresenta la possibilità di definire le caratteristiche di una scrittura o lettura. Esiste la possibilità di connettersi a più DSN contemporaneamente e creare per ogni connessione più sessioni per letture e scritture contemporanee. Il set di routine (action routine) per fare ciò è il seguente:</text:p>
      <text:p text:style-name="P15"/>
      <text:p text:style-name="P16">call idba_presentati(dbhandle, "dsn", "username", "password")</text:p>
      <text:p text:style-name="P9">call idba_preparati(dbhandle, handle, "read", "read", "read")</text:p>
      <text:p text:style-name="P9">......</text:p>
      <text:p text:style-name="P9">call idba_fatto(handle)</text:p>
      <text:p text:style-name="P9">call idba_arrivederci(<text:span text:style-name="T7">dbhandle)</text:span></text:p>
      <text:p text:style-name="P9"/>
      <text:h text:style-name="Heading_20_2" text:outline-level="2">La scrittura dei dati</text:h>
      <text:p text:style-name="Text_20_body">Ci sono tre gruppi di dati:</text:p>
      <text:list text:style-name="L6">
        <text:list-item>
          <text:p text:style-name="P17">i dati anagrafici obbligatori (lat, lon, identificativo stazione se mobile)</text:p>
        </text:list-item>
        <text:list-item>
          <text:p text:style-name="P17">2.1 i dati anagrafici opzionali; 2.2 i dati</text:p>
        </text:list-item>
        <text:list-item>
          <text:p text:style-name="P17">gli attributi</text:p>
        </text:list-item>
      </text:list>
      <text:p text:style-name="Text_20_body">per scrivere i dati del gruppo 2 bisogna aver specificato quelli del gruppo 1; per scrivere i dati del gruppo 3 bisogna aver specificato quelli del gruppo 2.</text:p>
      <text:p text:style-name="Text_20_body">2 e 1 si scrivono e leggono contemporaneamente con una action routine (idba_prendilo); <text:s/>i dati del gruppo 3 si leggono e si scrivono in una seconda fase con un'altra action routine (idba_critica). 2.1 e 2.2 non possono mai essere scritti contemporaneamente e la scelta tra i due viene fatta con un'apposita action routine (idba_setcontexana).</text:p>
      <text:p text:style-name="Text_20_body">I dati 1 sono identificati in modo univoco da un numero intero (ana_id); è così possibile scrivere i dati 2 separatamente dai dati 1 se al momento della scrittura viene fornito ana_id.</text:p>
      <text:p text:style-name="Text_20_body">I dati 2 sono identificati in modo univoco da un numero intero (context_id) e dal codice della variabile in tabella B (var); è così possibile scrivere i dati 3 in un momento diverso dei dati 1 se al momento della scrittura vengono forniti *context_id e *var_related.</text:p>
      <text:h text:style-name="Heading_20_3" text:outline-level="3">Scrittura e lettura dei dati anagrafici obbligatori</text:h>
      <text:p text:style-name="Text_20_body">Si possono scrivere dati anagrafici obbligatori unitamente ad altri dati del gruppo 2 con un'unica action routine. Si impostano tutti i dati richiesti <text:s/>e si usa:</text:p>
      <text:p text:style-name="Preformatted_20_Text"><text:s text:c="3"/>call <text:a xlink:type="simple" xlink:href="http://spino.metarpa/%7Eezini/dballe-last/doc-code/simple_8c.html#a38">idba_prendilo</text:a>(handle)</text:p>
      <text:p text:style-name="Preformatted_20_Text"/>
      <text:p text:style-name="Text_20_body">Per rileggere tutti i dati anagrafici obbligatori e opzionali si utilizzano le seguenti action routine:</text:p>
      <text:p text:style-name="Preformatted_20_Text">integer <text:a xlink:type="simple" xlink:href="http://spino.metarpa/%7Eezini/dballe-last/doc-code/simple_8c.html#a34">idba_quantesono</text:a> (integer handle, integer count)</text:p>
      <text:p text:style-name="Preformatted_20_Text">integer <text:a xlink:type="simple" xlink:href="http://spino.metarpa/%7Eezini/dballe-last/doc-code/simple_8c.html#a35">idba_elencamele</text:a> (integer handle)  </text:p>
      <text:p text:style-name="Preformatted_20_Text"/>
      <text:p text:style-name="Preformatted_20_Text"/>
      <text:h text:style-name="Heading_20_3" text:outline-level="3">Scrittura e lettura dei dati anagrafici opzionali e degli altri dati</text:h>
      <text:p text:style-name="Text_20_body">Questi dati posso essere normalmente scritti insieme ai dati anagrafici obbligatori. Se invece si vogliono scrivere separatamente è necessario definire ana_id ottenuto da una precedente scrittura dei dati anagrafici obbligatori. Se verrà chiamata la action routine idba_setcontexana si scriveranno dati anagrafici opzionali, altrimenti altri dati convenzionali. E' possibile inserire piu' variabili con la stessa action routine. Si impostano tutti i dati richiesti <text:s/>e si usa:</text:p>
      <text:p text:style-name="Preformatted_20_Text"><text:s text:c="3"/>call <text:a xlink:type="simple" xlink:href="http://spino.metarpa/%7Eezini/dballe-last/doc-code/simple_8c.html#a38">idba_prendilo</text:a>(handle)</text:p>
      <text:p text:style-name="Preformatted_20_Text"/>
      <text:p text:style-name="Text_20_body">Per rileggere tutti i dati si utilizzano le action routine:</text:p>
      <text:p text:style-name="P9"><text:a xlink:type="simple" xlink:href="http://spino.metarpa/%7Eezini/dballe-last/doc-code/simple_8c.html#a36">idba_voglioquesto</text:a> (integer handle, integer count) <text:line-break/><text:a xlink:type="simple" xlink:href="http://spino.metarpa/%7Eezini/dballe-last/doc-code/simple_8c.html#a37">idba_dammelo</text:a> (integer handle, character parameter) </text:p>
      <text:h text:style-name="Heading_20_3" text:outline-level="3">Scrittura e lettura degli attributi</text:h>
      <text:p text:style-name="Text_20_body">Questi dati posso essere normalmente scritti subito dopo i dati del gruppo 2. Se invece si vogliono scrivere separatamente è necessario definire *context_id e *var_related che definiscono in maniera univoca il dato a cui si vogliono fare attribuzioni; *context_id corrisponde a context_id ottenuto da una precedente scrittura/lettura dei dati o tramite la routine idba_setcontexana per dati di anagrafica opzionali. E' necessario impostare anche *var_related che descrive a quale variabile si vogliono “attaccare” gli attributi (tabella B). E' possibile inserire piu' attributi con la stessa action routine. Si impostano tutti i dati richiesti <text:s/>e si usa: <text:s/></text:p>
      <text:p text:style-name="Text_20_body"/>
      <text:p text:style-name="Preformatted_20_Text"><text:tab/>call <text:a xlink:type="simple" xlink:href="http://spino.metarpa/%7Eezini/dballe-last/doc-code/simple_8c.html#a43">idba_critica</text:a>(handle)</text:p>
      <text:p text:style-name="Preformatted_20_Text"/>
      <text:p text:style-name="Text_20_body">Per rileggere tutti gli attributi si utilizzano le action routine:</text:p>
      <text:p text:style-name="Preformatted_20_Text"><text:s text:c="6"/>call <text:a xlink:type="simple" xlink:href="http://spino.metarpa/%7Eezini/dballe-last/doc-code/simple_8c.html#a41">idba_voglioancora</text:a>(handle, countancora)</text:p>
      <text:p text:style-name="Preformatted_20_Text"><text:s text:c="6"/>call <text:a xlink:type="simple" xlink:href="http://spino.metarpa/%7Eezini/dballe-last/doc-code/simple_8c.html#a42">idba_ancora</text:a>(handle, param)</text:p>
      <text:p text:style-name="Preformatted_20_Text"/>
      <text:p text:style-name="Preformatted_20_Text"/>
      <text:h text:style-name="Heading_20_2" text:outline-level="2">Cancellazione dei dati</text:h>
      <text:p text:style-name="Text_20_body">La cancellazione dei dati subisce le stesse <text:s/>regole in vigore per la lettura. Sostituendo le action routine della lettura con le seguenti si ottiene la cancellazione. I dati del gruppo 1 vengono cancellati quando non esistono piu' dati del gruppo 2 collegati; i dati del gruppo 3 vengono cancellati anche quando vengono cancellati i dati collegati del gruppo 2.</text:p>
      <text:p text:style-name="Preformatted_20_Text"/>
      <text:p text:style-name="Text_20_body">a livello di connessione<text:change-start text:change-id="ct58972776"/> (cancella l'intero database)<text:change-end text:change-id="ct58972776"/>:</text:p>
      <text:p text:style-name="Preformatted_20_Text"><text:a xlink:type="simple" xlink:href="http://spino.metarpa/%7Eezini/dballe-last/doc-code/simple_8c.html#a23">idba_scopa</text:a> (integer handle, character repinfofile) </text:p>
      <text:p text:style-name="Text_20_body"/>
      <text:p text:style-name="Text_20_body">a livello dei dati del gruppo 2<text:change-start text:change-id="ct58962280"/> (cancella le variabili identificate tramite i parametri di query date in input)<text:change-end text:change-id="ct58962280"/></text:p>
      <text:p text:style-name="Text_20_body"><text:a xlink:type="simple" xlink:href="http://spino.metarpa/%7Eezini/dballe-last/doc-code/simple_8c.html#a39">idba_dimenticami</text:a> (integer handle)</text:p>
      <text:p text:style-name="Preformatted_20_Text"/>
      <text:p text:style-name="Text_20_body">a livello degli attributi<text:change-start text:change-id="ct58974688"/> (cancella gli attributi identificati tramite i parametri di query dati in input)<text:change-end text:change-id="ct58974688"/></text:p>
      <text:p text:style-name="Preformatted_20_Text"><text:a xlink:type="simple" xlink:href="http://spino.metarpa/%7Eezini/dballe-last/doc-code/simple_8c.html#a44">idba_scusa</text:a> (integer handle)</text:p>
      <text:p text:style-name="Preformatted_20_Text"/>
      <text:h text:style-name="Heading_20_2" text:outline-level="2">Bibliografia</text:h>
      <text:p text:style-name="Text_20_body">Fate riferimento al manuale delle Fortran API per le specifiche dettagli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Tahoma"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6-27T12:48:52</meta:creation-date>
    <dc:date>2006-07-04T19:16:50</dc:date>
    <dc:language>it-IT</dc:language>
    <meta:editing-cycles>18</meta:editing-cycles>
    <meta:editing-duration>PT11H34M36S</meta:editing-duration>
    <meta:user-defined meta:name="Info 1"/>
    <meta:user-defined meta:name="Info 2"/>
    <meta:user-defined meta:name="Info 3"/>
    <meta:user-defined meta:name="Info 4"/>
    <meta:document-statistic meta:table-count="0" meta:image-count="0" meta:object-count="0" meta:page-count="1" meta:paragraph-count="103" meta:word-count="1657" meta:character-count="10776"/>
  </office:meta>
</office:document-meta>
</file>